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58d3" officeooo:paragraph-rsid="000a58d3"/>
    </style:style>
    <style:style style:name="P2" style:family="paragraph" style:parent-style-name="Standard">
      <style:paragraph-properties fo:text-align="start" style:justify-single-word="false"/>
      <style:text-properties officeooo:rsid="000a58d3" officeooo:paragraph-rsid="000a58d3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5f6368" style:font-name="Roboto" fo:font-size="14pt" fo:letter-spacing="normal" fo:font-style="normal" fo:font-weight="bold" officeooo:rsid="000a58d3" officeooo:paragraph-rsid="000a58d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5f6368" style:font-name="Roboto" fo:font-size="14pt" fo:letter-spacing="normal" fo:font-style="normal" fo:font-weight="normal" officeooo:rsid="000a58d3" officeooo:paragraph-rsid="000a58d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5f6368" style:font-name="Roboto" fo:font-size="14pt" fo:letter-spacing="normal" fo:font-style="normal" fo:font-weight="normal" officeooo:rsid="000f343e" officeooo:paragraph-rsid="000f343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5f6368" style:font-name="Roboto" fo:font-size="12pt" fo:letter-spacing="normal" fo:font-style="normal" fo:font-weight="normal" officeooo:rsid="000f343e" officeooo:paragraph-rsid="000f343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394bd"/>
    </style:style>
    <style:style style:name="P8" style:family="paragraph" style:parent-style-name="Standard">
      <style:paragraph-properties fo:text-align="start" style:justify-single-word="false"/>
      <style:text-properties officeooo:paragraph-rsid="0013b1cf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a58d3" officeooo:paragraph-rsid="0013b1cf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5f6368" style:font-name="Roboto" fo:font-size="14pt" fo:letter-spacing="normal" fo:font-style="normal" fo:font-weight="normal" officeooo:rsid="000f343e" style:font-size-asian="14pt" style:font-weight-asian="normal" style:font-size-complex="14pt" style:font-weight-complex="normal"/>
    </style:style>
    <style:style style:name="T2" style:family="text">
      <style:text-properties fo:font-variant="normal" fo:text-transform="none" fo:color="#5f6368" style:font-name="Roboto" fo:font-size="14pt" fo:letter-spacing="normal" fo:font-style="normal" fo:font-weight="normal" officeooo:rsid="000f7b65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color="#5f6368" style:font-name="Roboto" fo:font-size="14pt" fo:letter-spacing="normal" fo:font-style="normal" fo:font-weight="normal" officeooo:rsid="000c47df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5f6368" style:font-name="Roboto" fo:font-size="14pt" fo:letter-spacing="normal" fo:font-style="normal" fo:font-weight="normal" officeooo:rsid="000e310d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5f6368" style:font-name="Roboto" fo:font-size="14pt" fo:letter-spacing="normal" fo:font-style="normal" fo:font-weight="normal" officeooo:rsid="001394bd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5f6368" style:font-name="Roboto" fo:font-size="12pt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5f6368" style:font-name="Roboto" fo:font-size="12pt" fo:letter-spacing="normal" fo:font-style="normal" fo:font-weight="normal" officeooo:rsid="000a58d3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5f6368" style:font-name="Roboto" fo:font-size="12pt" fo:letter-spacing="normal" fo:font-style="normal" fo:font-weight="normal" officeooo:rsid="000f7b65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5f6368" style:font-name="Roboto" fo:font-size="12pt" fo:letter-spacing="normal" fo:font-style="normal" fo:font-weight="normal" officeooo:rsid="001066fa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5f6368" style:font-name="Roboto" fo:font-size="12pt" fo:letter-spacing="normal" fo:font-style="normal" fo:font-weight="normal" officeooo:rsid="001394bd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5f6368" style:font-name="Roboto" fo:font-size="12pt" fo:letter-spacing="normal" fo:font-style="normal" fo:font-weight="normal" officeooo:rsid="000f343e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5f6368" style:font-name="Roboto" fo:font-size="12pt" fo:letter-spacing="normal" fo:font-style="normal" fo:font-weight="normal" officeooo:rsid="0013b1cf" style:font-size-asian="12pt" style:font-weight-asian="normal" style:font-size-complex="12pt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officeooo:rsid="001394bd"/>
    </style:style>
    <style:style style:name="T15" style:family="text">
      <style:text-properties officeooo:rsid="0013b1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ASSIGNMENT-2 DBMS</text:span><text:line-break/></text:p>
      <text:p text:style-name="P2"/>
      <text:p text:style-name="P2"/>
      <text:p text:style-name="P3">1. Find out the number of documentaries with deleted scenes.</text:p>
      <text:p text:style-name="P3"/>
      <text:p text:style-name="P3"/>
      <text:p text:style-name="P8"><text:span text:style-name="T2">SELECT</text:span><text:span text:style-name="T7"> COUNT(DISTINCT title) </text:span><text:span text:style-name="T8">FROM</text:span><text:span text:style-name="T7"> film f </text:span></text:p>
      <text:p text:style-name="P8"><text:span text:style-name="T8">WHERE</text:span><text:span text:style-name="T7"> special_features </text:span><text:span text:style-name="T8">LIKE</text:span><text:span text:style-name="T7"> '%Deleted_Scenes%' </text:span></text:p>
      <text:p text:style-name="P8"><text:span text:style-name="T7">AND f.film_id IN (select fc.film_id from category c,film_category fc </text:span></text:p>
      <text:p text:style-name="P8"><text:span text:style-name="T12">WHERE</text:span><text:span text:style-name="T7"> c.name='Documentary' </text:span></text:p>
      <text:p text:style-name="P7"><text:span text:style-name="T7">AND c.category_id=fc.category_id);</text:span></text:p>
      <text:p text:style-name="P3"/>
      <text:p text:style-name="P3"/>
      <text:p text:style-name="P3">2. Find out the number of sci-fi movies rented by the store managed by Jon Stephens.</text:p>
      <text:p text:style-name="P3"/>
      <text:p text:style-name="P3"/>
      <text:p text:style-name="P7"><text:span text:style-name="T2">SELECT</text:span><text:span text:style-name="T3"> fc.film_id,count(fc.film_id) </text:span><text:span text:style-name="T4">AS numberOfFilmsRented </text:span><text:span text:style-name="T3">from category c,rental r,inventory i,staff s,film_category fc </text:span></text:p>
      <text:p text:style-name="P7"><text:span text:style-name="T2">WHERE</text:span><text:span text:style-name="T3"> c.name='Sci-Fi' </text:span></text:p>
      <text:p text:style-name="P7"><text:span text:style-name="T2">AND</text:span><text:span text:style-name="T3"> c.category_id=fc.category_id </text:span></text:p>
      <text:p text:style-name="P7"><text:span text:style-name="T2">AND</text:span><text:span text:style-name="T3"> fc.film_id=i.film_id </text:span><text:span text:style-name="T2">AND</text:span><text:span text:style-name="T3"> i.inventory_id=r.inventory_id </text:span></text:p>
      <text:p text:style-name="P7"><text:span text:style-name="T2">AND</text:span><text:span text:style-name="T3"> r.staff_id = s.staff_id and s.first_name='Jon'</text:span></text:p>
      <text:p text:style-name="P7"><text:span text:style-name="T3"><text:s/></text:span><text:span text:style-name="T2">AND</text:span><text:span text:style-name="T3"> s.last_name = 'Stephens' </text:span></text:p>
      <text:p text:style-name="P7"><text:span text:style-name="T2">GROUP</text:span><text:span text:style-name="T3"> </text:span><text:span text:style-name="T2">BY</text:span><text:span text:style-name="T3"> fc.film_id;</text:span></text:p>
      <text:p text:style-name="P3"/>
      <text:p text:style-name="P3"/>
      <text:p text:style-name="P3"/>
      <text:p text:style-name="P3">3. Find out the total sales from Animation movies.</text:p>
      <text:p text:style-name="P3"/>
      <text:p text:style-name="P6">Method -1:</text:p>
      <text:p text:style-name="P6"/>
      <text:p text:style-name="P8"><text:span text:style-name="T10">SELECT</text:span><text:span text:style-name="T11"> total_sales </text:span><text:span text:style-name="T10">FROM</text:span><text:span text:style-name="T11"> sales_by_film_category </text:span></text:p>
      <text:p text:style-name="P8"><text:span text:style-name="T10">WHERE</text:span><text:span text:style-name="T11"> category='Animation';</text:span></text:p>
      <text:p text:style-name="P4"/>
      <text:p text:style-name="P4"/>
      <text:p text:style-name="P5">Method-2:</text:p>
      <text:p text:style-name="P5"/>
      <text:p text:style-name="P7"><text:span text:style-name="T1"><text:s/></text:span><text:span text:style-name="T2">SELECT</text:span><text:span text:style-name="T1"> </text:span><text:span text:style-name="T2">SUM</text:span><text:span text:style-name="T1">(p.amount) </text:span><text:span text:style-name="T5">FROM</text:span><text:span text:style-name="T1"> film_list fl,inventory i,rental r,payment p </text:span></text:p>
      <text:p text:style-name="P7"><text:span text:style-name="T2">WHERE</text:span><text:span text:style-name="T1"> fl.category ='Animation' </text:span></text:p>
      <text:p text:style-name="P7"><text:span text:style-name="T2">AND</text:span><text:span text:style-name="T1"> fl.FID = i.film_id </text:span></text:p>
      <text:p text:style-name="P7"><text:span text:style-name="T2">AND</text:span><text:span text:style-name="T1"> i.inventory_id = r.inventory_id </text:span></text:p>
      <text:p text:style-name="P7"><text:span text:style-name="T2">AND</text:span><text:span text:style-name="T1"> r.rental_id = p.rental_id;</text:span></text:p>
      <text:p text:style-name="P5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4. Find out the top 3 rented category of movies by “PATRICIA JOHNSON”.</text:p>
      <text:p text:style-name="P3"/>
      <text:p text:style-name="P3"/>
      <text:p text:style-name="P7"><text:span text:style-name="T7"><text:s/></text:span><text:span text:style-name="T10">SELECT</text:span><text:span text:style-name="T7"> c.name,count(c.name) </text:span><text:span text:style-name="T10">FROM</text:span><text:span text:style-name="T7"> category c,customer_list cl,rental r,inventory i where cl.name='PATRICA JOHNSON' </text:span></text:p>
      <text:p text:style-name="P8"><text:span text:style-name="T7">AND cl.ID = r.customer_id </text:span></text:p>
      <text:p text:style-name="P8"><text:span text:style-name="T12">AND</text:span><text:span text:style-name="T7"> r.inventory_id = i.inventory_id </text:span></text:p>
      <text:p text:style-name="P7"><text:span text:style-name="T10">GROUP</text:span><text:span text:style-name="T7"> </text:span><text:span text:style-name="T10">BY</text:span><text:span text:style-name="T7"> c.name order by count(c.name) </text:span></text:p>
      <text:p text:style-name="P7"><text:span text:style-name="T10">DESC</text:span><text:span text:style-name="T7"> LIMIT 3;</text:span></text:p>
      <text:p text:style-name="P3"/>
      <text:p text:style-name="P3"/>
      <text:p text:style-name="P3"/>
      <text:p text:style-name="P3">5. Find out the number of R rated movies rented by “SUSAN WILSON”.</text:p>
      <text:p text:style-name="P3"/>
      <text:p text:style-name="P3"/>
      <text:p text:style-name="P9"><text:span text:style-name="T9">SELECT</text:span><text:span text:style-name="T6"> </text:span><text:span text:style-name="T9">COUNT</text:span><text:span text:style-name="T6">(fl.title) </text:span><text:span text:style-name="T9">FROM</text:span><text:span text:style-name="T6"> film_list fl,inventory i,rental r,customer_list cl </text:span><text:span text:style-name="T9">WHERE</text:span><text:span text:style-name="T6"> fl.rating='R' </text:span></text:p>
      <text:p text:style-name="P9"><text:span text:style-name="T9">AND</text:span><text:span text:style-name="T6"> cl.name='SUSAN WILSON'</text:span></text:p>
      <text:p text:style-name="P9"><text:span text:style-name="T6"><text:s/>AND <text:s/>fl.FID=i.film_id </text:span></text:p>
      <text:p text:style-name="P9"><text:span text:style-name="T9">A</text:span><text:span text:style-name="T12">N</text:span><text:span text:style-name="T9">D</text:span><text:span text:style-name="T6"> i.inventory_id = r.inventory_id</text:span></text:p>
      <text:p text:style-name="P9"><text:span text:style-name="T6"><text:s/></text:span><text:span text:style-name="T9">AND</text:span><text:span text:style-name="T6"> r.customer_id = cl.ID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6:02:01.918647308</meta:creation-date>
    <dc:date>2021-11-30T11:14:30.400726036</dc:date>
    <meta:editing-duration>PT1H56M20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37" meta:word-count="201" meta:character-count="1624" meta:non-whitespace-character-count="1433"/>
  </office:meta>
</office:document-meta>
</file>